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.7cm" svg:height="18.939cm" svg:x="1cm" svg:y="1.0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794cm" svg:height="1.27cm" svg:x="6.969cm" svg:y="4.302cm">
          <draw:text-box>
            <text:p>FTdock</text:p>
          </draw:text-box>
        </draw:frame>
        <draw:frame draw:style-name="gr2" draw:layer="layout" svg:width="2.413cm" svg:height="1.27cm" svg:x="15.351cm" svg:y="4.175cm">
          <draw:text-box>
            <text:p>Zdock</text:p>
          </draw:text-box>
        </draw:frame>
        <draw:frame draw:style-name="gr2" draw:layer="layout" svg:width="2.413cm" svg:height="1.27cm" svg:x="23.86cm" svg:y="4.048cm">
          <draw:text-box>
            <text:p>Sd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ein Group</meta:initial-creator>
    <meta:creation-date>2015-07-06T08:50:43</meta:creation-date>
    <dc:date>2015-07-13T09:09:50.224058321</dc:date>
    <meta:editing-duration>PT1H15M29S</meta:editing-duration>
    <meta:editing-cycles>5</meta:editing-cycles>
    <meta:generator>LibreOffice/4.2.8.2$Linux_X86_64 LibreOffice_project/42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draw:stroke="none"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999999"/>
    </style:style>
    <style:style style:name="ch9" style:family="chart" style:data-style-name="N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01cm" svg:height="18.94cm" xlink:href="." xlink:type="simple" chart:class="chart:bar" chart:style-name="ch1">
        <chart:legend svg:x="10.704cm" svg:y="1.521cm" style:legend-expansion="custom" chartooo:width="7.261cm" chartooo:height="1.006cm" style:legend-expansion-aspect-ratio="7.21769383697813" chart:style-name="ch2"/>
        <chart:plot-area chart:style-name="ch3" chart:data-source-has-labels="both" svg:x="1.981cm" svg:y="2.552cm" svg:width="25.153cm" svg:height="15.359cm">
          <chartooo:coordinate-region svg:x="2.897cm" svg:y="2.901cm" svg:width="24.237cm" svg:height="11.525cm"/>
          <chart:axis chart:dimension="x" chart:name="primary-x" chart:style-name="ch4" chartooo:axis-type="auto">
            <chartooo:date-scale/>
            <chart:title svg:x="12.126cm" svg:y="17.907cm" chart:style-name="ch5">
              <text:p>Scoring functions </text:p>
            </chart:title>
            <chart:categories table:cell-range-address="local-table.$A$2:.$A$23"/>
          </chart:axis>
          <chart:axis chart:dimension="y" chart:name="primary-y" chart:style-name="ch6">
            <chart:title svg:x="0.633cm" svg:y="12.479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23" chart:label-cell-address="local-table.$B$1" chart:class="chart:bar">
            <chart:data-point chart:repeated="22"/>
          </chart:series>
          <chart:series chart:style-name="ch10" chart:values-cell-range-address="local-table.$C$2:.$C$23" chart:label-cell-address="local-table.$C$1" chart:class="chart:bar">
            <chart:data-point chart:repeated="22"/>
          </chart:series>
          <chart:series chart:style-name="ch11" chart:values-cell-range-address="local-table.$D$2:.$D$23" chart:label-cell-address="local-table.$D$1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HLPL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25">
                <text:p>6.25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5.2272727273">
                <text:p>35.2272727273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25">
                <text:p>6.25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2.2727272727">
                <text:p>52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25">
                <text:p>6.25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5.6818181818">
                <text:p>55.681818181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5.2272727273">
                <text:p>35.2272727273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